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9-0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7656" calcext:value-type="float">
            <text:p>54.3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0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24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7168" calcext:value-type="float">
            <text:p>52.0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28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18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06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20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1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22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08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0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78" calcext:value-type="float">
            <text:p>54.7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0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1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1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1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0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1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20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14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2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1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11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15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20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3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6-0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27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26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10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26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11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2872" calcext:value-type="float">
            <text:p>54.9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8488" calcext:value-type="float">
            <text:p>54.9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624" calcext:value-type="float">
            <text:p>54.9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8864" calcext:value-type="float">
            <text:p>54.9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1432" calcext:value-type="float">
            <text:p>54.8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0576" calcext:value-type="float">
            <text:p>54.9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6904" calcext:value-type="float">
            <text:p>54.4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4712" calcext:value-type="float">
            <text:p>54.4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3856" calcext:value-type="float">
            <text:p>54.4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3856" calcext:value-type="float">
            <text:p>54.4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8136" calcext:value-type="float">
            <text:p>54.4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5464" calcext:value-type="float">
            <text:p>54.3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4592" calcext:value-type="float">
            <text:p>53.5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428" calcext:value-type="float">
            <text:p>53.2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8832" calcext:value-type="float">
            <text:p>53.1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7288" calcext:value-type="float">
            <text:p>52.9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8144" calcext:value-type="float">
            <text:p>52.9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25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9168" calcext:value-type="float">
            <text:p>52.7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9552" calcext:value-type="float">
            <text:p>51.2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15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624" calcext:value-type="float">
            <text:p>54.9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2392" calcext:value-type="float">
            <text:p>54.9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8864" calcext:value-type="float">
            <text:p>54.9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30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5712" calcext:value-type="float">
            <text:p>54.8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9472" calcext:value-type="float">
            <text:p>54.4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0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30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2304" calcext:value-type="float">
            <text:p>51.9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7264" calcext:value-type="float">
            <text:p>53.5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0688" calcext:value-type="float">
            <text:p>53.5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0856" calcext:value-type="float">
            <text:p>53.3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824" calcext:value-type="float">
            <text:p>53.0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3384" calcext:value-type="float">
            <text:p>52.9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2904" calcext:value-type="float">
            <text:p>52.9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6328" calcext:value-type="float">
            <text:p>52.9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612" calcext:value-type="float">
            <text:p>52.7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1488" calcext:value-type="float">
            <text:p>52.2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3264" calcext:value-type="float">
            <text:p>52.0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20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6168" calcext:value-type="float">
            <text:p>51.6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2368" calcext:value-type="float">
            <text:p>51.7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6048" calcext:value-type="float">
            <text:p>50.6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0152" calcext:value-type="float">
            <text:p>52.2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3328" calcext:value-type="float">
            <text:p>51.7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7224" calcext:value-type="float">
            <text:p>53.2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7496" calcext:value-type="float">
            <text:p>53.1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1672" calcext:value-type="float">
            <text:p>53.0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3656" calcext:value-type="float">
            <text:p>52.8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5768" calcext:value-type="float">
            <text:p>52.2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2472" calcext:value-type="float">
            <text:p>51.7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8456" calcext:value-type="float">
            <text:p>49.3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4328" calcext:value-type="float">
            <text:p>48.3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3328" calcext:value-type="float">
            <text:p>47.9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9424" calcext:value-type="float">
            <text:p>47.9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5328" calcext:value-type="float">
            <text:p>48.7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0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316" calcext:value-type="float">
            <text:p>51.9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7272" calcext:value-type="float">
            <text:p>52.0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216" calcext:value-type="float">
            <text:p>52.4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3016" calcext:value-type="float">
            <text:p>51.5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1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11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2496" calcext:value-type="float">
            <text:p>51.2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7896" calcext:value-type="float">
            <text:p>48.6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5976" calcext:value-type="float">
            <text:p>48.5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2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4-01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12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1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26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8112" calcext:value-type="float">
            <text:p>54.9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9992" calcext:value-type="float">
            <text:p>54.7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7656" calcext:value-type="float">
            <text:p>54.3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7264" calcext:value-type="float">
            <text:p>53.5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3736" calcext:value-type="float">
            <text:p>53.5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4008" calcext:value-type="float">
            <text:p>53.4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6952" calcext:value-type="float">
            <text:p>53.3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1232" calcext:value-type="float">
            <text:p>53.2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1984" calcext:value-type="float">
            <text:p>53.2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8832" calcext:value-type="float">
            <text:p>53.1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3112" calcext:value-type="float">
            <text:p>53.0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0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7184" calcext:value-type="float">
            <text:p>52.9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6832" calcext:value-type="float">
            <text:p>52.3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2032" calcext:value-type="float">
            <text:p>52.0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2304" calcext:value-type="float">
            <text:p>51.9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0864" calcext:value-type="float">
            <text:p>51.8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6376" calcext:value-type="float">
            <text:p>51.7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984" calcext:value-type="float">
            <text:p>51.6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3016" calcext:value-type="float">
            <text:p>51.5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924" calcext:value-type="float">
            <text:p>51.0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3216" calcext:value-type="float">
            <text:p>49.3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6792" calcext:value-type="float">
            <text:p>52.0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8232" calcext:value-type="float">
            <text:p>52.1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1928" calcext:value-type="float">
            <text:p>52.0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19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5728" calcext:value-type="float">
            <text:p>51.9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904" calcext:value-type="float">
            <text:p>51.8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7944" calcext:value-type="float">
            <text:p>51.3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1552" calcext:value-type="float">
            <text:p>52.0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8776" calcext:value-type="float">
            <text:p>51.9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5728" calcext:value-type="float">
            <text:p>51.9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12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4472" calcext:value-type="float">
            <text:p>52.5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9128" calcext:value-type="float">
            <text:p>52.4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0736" calcext:value-type="float">
            <text:p>52.3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3304" calcext:value-type="float">
            <text:p>52.3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1112" calcext:value-type="float">
            <text:p>52.3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0736" calcext:value-type="float">
            <text:p>52.3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7856" calcext:value-type="float">
            <text:p>52.1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1136" calcext:value-type="float">
            <text:p>51.7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7816" calcext:value-type="float">
            <text:p>51.8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2552" calcext:value-type="float">
            <text:p>52.4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9024" calcext:value-type="float">
            <text:p>52.3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8544" calcext:value-type="float">
            <text:p>52.3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9776" calcext:value-type="float">
            <text:p>52.3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4808" calcext:value-type="float">
            <text:p>52.1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6144" calcext:value-type="float">
            <text:p>52.2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1176" calcext:value-type="float">
            <text:p>52.0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3264" calcext:value-type="float">
            <text:p>52.0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8776" calcext:value-type="float">
            <text:p>51.9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0384" calcext:value-type="float">
            <text:p>51.8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1888" calcext:value-type="float">
            <text:p>51.6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1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8696" calcext:value-type="float">
            <text:p>51.2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0408" calcext:value-type="float">
            <text:p>51.2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1888" calcext:value-type="float">
            <text:p>51.6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1344" calcext:value-type="float">
            <text:p>51.9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3744" calcext:value-type="float">
            <text:p>52.0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1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612" calcext:value-type="float">
            <text:p>52.7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6808" calcext:value-type="float">
            <text:p>52.9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2632" calcext:value-type="float">
            <text:p>53.0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8248" calcext:value-type="float">
            <text:p>53.0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3488" calcext:value-type="float">
            <text:p>53.0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08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1984" calcext:value-type="float">
            <text:p>53.2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3112" calcext:value-type="float">
            <text:p>53.0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2152" calcext:value-type="float">
            <text:p>53.0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5096" calcext:value-type="float">
            <text:p>52.9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0608" calcext:value-type="float">
            <text:p>52.8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7184" calcext:value-type="float">
            <text:p>52.9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7664" calcext:value-type="float">
            <text:p>52.9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1944" calcext:value-type="float">
            <text:p>52.8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5368" calcext:value-type="float">
            <text:p>52.8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1088" calcext:value-type="float">
            <text:p>52.9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4616" calcext:value-type="float">
            <text:p>52.9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376" calcext:value-type="float">
            <text:p>52.9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7664" calcext:value-type="float">
            <text:p>52.9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2424" calcext:value-type="float">
            <text:p>52.9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0232" calcext:value-type="float">
            <text:p>52.9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1944" calcext:value-type="float">
            <text:p>52.8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8896" calcext:value-type="float">
            <text:p>52.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2488" calcext:value-type="float">
            <text:p>52.6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32" calcext:value-type="float">
            <text:p>52.4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7688" calcext:value-type="float">
            <text:p>52.3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7208" calcext:value-type="float">
            <text:p>52.3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4536" calcext:value-type="float">
            <text:p>52.2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088" calcext:value-type="float">
            <text:p>52.1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088" calcext:value-type="float">
            <text:p>52.1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0216" calcext:value-type="float">
            <text:p>52.0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0592" calcext:value-type="float">
            <text:p>51.9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7064" calcext:value-type="float">
            <text:p>51.9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1344" calcext:value-type="float">
            <text:p>51.9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7816" calcext:value-type="float">
            <text:p>51.8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1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8568" calcext:value-type="float">
            <text:p>51.7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1136" calcext:value-type="float">
            <text:p>51.7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3704" calcext:value-type="float">
            <text:p>51.7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836" calcext:value-type="float">
            <text:p>51.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5312" calcext:value-type="float">
            <text:p>51.6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5096" calcext:value-type="float">
            <text:p>49.1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8968" calcext:value-type="float">
            <text:p>47.3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0968" calcext:value-type="float">
            <text:p>48.1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3536" calcext:value-type="float">
            <text:p>51.9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3744" calcext:value-type="float">
            <text:p>52.0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0968" calcext:value-type="float">
            <text:p>51.9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0384" calcext:value-type="float">
            <text:p>51.8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6688" calcext:value-type="float">
            <text:p>51.9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632" calcext:value-type="float">
            <text:p>51.9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5248" calcext:value-type="float">
            <text:p>51.8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09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904" calcext:value-type="float">
            <text:p>51.8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3328" calcext:value-type="float">
            <text:p>51.7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2744" calcext:value-type="float">
            <text:p>51.6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8424" calcext:value-type="float">
            <text:p>51.3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1368" calcext:value-type="float">
            <text:p>51.3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9824" calcext:value-type="float">
            <text:p>51.1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2792" calcext:value-type="float">
            <text:p>50.5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13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2984" calcext:value-type="float">
            <text:p>49.7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4696" calcext:value-type="float">
            <text:p>49.7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192" calcext:value-type="float">
            <text:p>49.5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9416" calcext:value-type="float">
            <text:p>49.4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188" calcext:value-type="float">
            <text:p>49.3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6104" calcext:value-type="float">
            <text:p>48.0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26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1136" calcext:value-type="float">
            <text:p>47.9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0072" calcext:value-type="float">
            <text:p>47.8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632" calcext:value-type="float">
            <text:p>47.3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028" calcext:value-type="float">
            <text:p>47.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0112" calcext:value-type="float">
            <text:p>48.1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4016" calcext:value-type="float">
            <text:p>48.1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7064" calcext:value-type="float">
            <text:p>48.1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24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2472" calcext:value-type="float">
            <text:p>47.9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0656" calcext:value-type="float">
            <text:p>47.9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8088" calcext:value-type="float">
            <text:p>47.9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8464" calcext:value-type="float">
            <text:p>47.9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2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1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8-12-2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8-12-04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5-12-1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3-12-0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1-12-08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0-12-1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10-01-1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08-10-2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07-12-12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06-12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8288" calcext:value-type="float">
            <text:p>53.3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06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192" calcext:value-type="float">
            <text:p>53.3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0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05-12-1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5464" calcext:value-type="float">
            <text:p>50.5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2004-12-1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2944" calcext:value-type="float">
            <text:p>53.2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9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8896" calcext:value-type="float">
            <text:p>52.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2472" calcext:value-type="float">
            <text:p>51.7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1488" calcext:value-type="float">
            <text:p>48.4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7416" calcext:value-type="float">
            <text:p>48.6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9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559098284801</text:p>
          </table:table-cell>
          <table:table-cell office:value-type="string" calcext:value-type="string">
            <text:p>AY-68-29-112 (Donella)</text:p>
          </table:table-cell>
          <table:table-cell office:value-type="string" calcext:value-type="string">
            <text:p>199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988" meta:object-count="0"/>
    <meta:user-defined meta:name="AppVersion">3.0</meta:user-defined>
  </office:meta>
</office:document-meta>
</file>